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rImpl.clearResul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Impl.Profil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Impl.get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Impl.clear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Impl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Impl.getResul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rImpl.addResult( String uri , ProfilerData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filerImpl.getResul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